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text-underline-style="none" officeooo:rsid="001d04bc" officeooo:paragraph-rsid="001d04bc"/>
    </style:style>
    <style:style style:name="P2" style:family="paragraph" style:parent-style-name="Text_20_body" style:list-style-name="L1">
      <style:text-properties style:text-underline-style="none" officeooo:rsid="001d04bc" officeooo:paragraph-rsid="001d04bc"/>
    </style:style>
    <style:style style:name="P3" style:family="paragraph" style:parent-style-name="Text_20_body">
      <style:text-properties style:text-underline-style="none" fo:font-weight="bold" officeooo:rsid="001d04bc" officeooo:paragraph-rsid="001d04bc" style:font-weight-asian="bold" style:font-weight-complex="bold"/>
    </style:style>
    <style:style style:name="P4" style:family="paragraph" style:parent-style-name="Text_20_body" style:list-style-name="L2">
      <style:text-properties style:text-underline-style="none" fo:font-weight="bold" officeooo:rsid="001d04bc" officeooo:paragraph-rsid="001d04bc" style:font-weight-asian="bold" style:font-weight-complex="bold"/>
    </style:style>
    <style:style style:name="P5" style:family="paragraph" style:parent-style-name="Title">
      <style:text-properties style:text-underline-style="solid" style:text-underline-width="auto" style:text-underline-color="font-color"/>
    </style:style>
    <style:style style:name="T1" style:family="text">
      <style:text-properties officeooo:rsid="001d04b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acil<text:span text:style-name="T1">E</text:span>duc</text:p>
      <text:p text:style-name="P1"/>
      <text:p text:style-name="P1"><text:span text:style-name="T2">Objectif et probleme</text:span> : Faciliter l’apprentissage scolaire à travers des quiz et des prestations de service à travers facilEduc.</text:p>
      <text:p text:style-name="P1"/>
      <text:p text:style-name="P1"><text:span text:style-name="T2">Fonctionalités essentielles </text:span>:</text:p>
      <text:list text:style-name="L1">
        <text:list-item>
          <text:p text:style-name="P2">publier</text:p>
        </text:list-item>
        <text:list-item>
          <text:p text:style-name="P2">consulter</text:p>
        </text:list-item>
        <text:list-item>
          <text:p text:style-name="P2">messagerie</text:p>
        </text:list-item>
        <text:list-item>
          <text:p text:style-name="P2">quiz</text:p>
        </text:list-item>
      </text:list>
      <text:p text:style-name="P1"/>
      <text:p text:style-name="P3">Acteurs principaux :</text:p>
      <text:list text:style-name="L2">
        <text:list-item>
          <text:p text:style-name="P4"><text:span text:style-name="T3">Eleve</text:span></text:p>
        </text:list-item>
        <text:list-item>
          <text:p text:style-name="P4"><text:span text:style-name="T3">Prestataire</text:span></text:p>
        </text:list-item>
        <text:list-item>
          <text:p text:style-name="P4"><text:span text:style-name="T3">Admin</text:span></text:p>
        </text:list-item>
      </text:list>
      <text:p text:style-name="P3">Acteur ssecondaire :<text:span text:style-name="T3"> systeme</text:span></text:p>
      <text:p text:style-name="P3"><text:span text:style-name="T3"/></text:p>
      <text:p text:style-name="P3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7T10:47:23.193672035</meta:creation-date>
    <dc:date>2026-01-17T10:59:00.763625069</dc:date>
    <meta:editing-duration>PT48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12" meta:word-count="44" meta:character-count="271" meta:non-whitespace-character-count="246"/>
  </office:meta>
</office:document-meta>
</file>